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8.65mm" svg:y="6.85mm">
            <loext:p draw:notify-on-update-of-ranges="Sheet1.A1:Sheet1.A1 Sheet1.A2:Sheet1.A4 Sheet1.B1:Sheet1.B1 Sheet1.B2:Sheet1.B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0408" calcext:value-type="float">
            <text:p>0.0150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90122" calcext:value-type="float">
            <text:p>0.000490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7:19:23.291199683</meta:creation-date>
    <dc:date>2021-11-26T17:36:07.240229896</dc:date>
    <meta:editing-duration>PT6M3S</meta:editing-duration>
    <meta:editing-cycles>1</meta:editing-cycles>
    <meta:document-statistic meta:table-count="1" meta:cell-count="8" meta:object-count="1"/>
    <meta:generator>LibreOffice/5.3.6.1$Linux_X86_64 LibreOffice_project/30$Build-1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5cm" chart:style-name="ch2">
          <text:p>FPR/TPR vs Training Stage</text:p>
        </chart:title>
        <chart:legend chart:legend-position="end" svg:x="13.968cm" svg:y="4.005cm" style:legend-expansion="high" chart:style-name="ch3"/>
        <chart:plot-area chart:style-name="ch4" table:cell-range-address="Sheet1.A1:Sheet1.B4" chart:data-source-has-labels="row" svg:x="1.279cm" svg:y="1.248cm" svg:width="12.369cm" svg:height="6.643cm">
          <chartooo:coordinate-region svg:x="2.562cm" svg:y="1.421cm" svg:width="10.992cm" svg:height="5.876cm"/>
          <chart:axis chart:dimension="x" chart:name="primary-x" chart:style-name="ch5">
            <chart:title svg:x="6.347cm" svg:y="8.071cm" chart:style-name="ch6">
              <text:p>Training Stage</text:p>
            </chart:title>
          </chart:axis>
          <chart:axis chart:dimension="y" chart:name="primary-y" chart:style-name="ch7">
            <chart:title svg:x="0.451cm" svg:y="5.301cm" chart:style-name="ch8">
              <text:p>FPR/TPR</text:p>
            </chart:title>
            <chart:grid chart:style-name="ch9" chart:class="major"/>
          </chart:axis>
          <chart:series chart:style-name="ch10" chart:values-cell-range-address="Sheet1.A2:Sheet1.A4" chart:label-cell-address="Sheet1.A1:Sheet1.A1" chart:class="chart:line">
            <chart:data-point chart:repeated="3"/>
          </chart:series>
          <chart:series chart:style-name="ch11" chart:values-cell-range-address="Sheet1.B2:Sheet1.B4" chart:label-cell-address="Sheet1.B1:Sheet1.B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R</text:p>
                <draw:g>
                  <svg:desc>Sheet1.A1:Sheet1.A1</svg:desc>
                </draw:g>
              </table:table-cell>
              <table:table-cell office:value-type="string">
                <text:p>FP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50408">
                <text:p>0.0150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490122">
                <text:p>0.000490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